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242" officeooo:paragraph-rsid="00021242"/>
    </style:style>
    <style:style style:name="P2" style:family="paragraph" style:parent-style-name="Table_20_Contents">
      <style:paragraph-properties style:line-height-at-least="0.529cm"/>
      <style:text-properties style:font-name="ui-monospace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text-properties officeooo:rsid="00021242" officeooo:paragraph-rsid="00021242"/>
    </style:style>
    <style:style style:name="P5" style:family="paragraph" style:parent-style-name="Text_20_body">
      <style:text-properties officeooo:paragraph-rsid="00021242"/>
    </style:style>
    <style:style style:name="P6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21242" officeooo:paragraph-rsid="00021242"/>
    </style:style>
    <style:style style:name="P7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300f1" officeooo:paragraph-rsid="000300f1"/>
    </style:style>
    <style:style style:name="P8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31144" officeooo:paragraph-rsid="00031144"/>
    </style:style>
    <style:style style:name="P9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4def8" officeooo:paragraph-rsid="0004def8"/>
    </style:style>
    <style:style style:name="P10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550db" officeooo:paragraph-rsid="000550db"/>
    </style:style>
    <style:style style:name="T1" style:family="text">
      <style:text-properties officeooo:rsid="00021242"/>
    </style:style>
    <style:style style:name="T2" style:family="text">
      <style:text-properties style:font-name="ui-monospace" fo:font-size="9pt"/>
    </style:style>
    <style:style style:name="T3" style:family="text">
      <style:text-properties officeooo:rsid="00056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1</text:p>
      <text:p text:style-name="P5"><text:line-break/><text:span text:style-name="T1">S</text:span><text:span text:style-name="T2">ELECT count(distinct title) FROM film WHERE special_features like '%Deleted Scenes%' AND film.film_id IN(SELECT fc.film_id FROM category c,film_category fc WHERE c.name='Documentary' AND c.category_id=fc.category_id);</text:span></text:p>
      <text:p text:style-name="P5"><text:span text:style-name="T2"/></text:p>
      <text:p text:style-name="P5"><text:span text:style-name="T2"/></text:p>
      <text:p text:style-name="P4"><text:span text:style-name="T2">Query 2</text:span></text:p>
      <text:p text:style-name="P4"><text:span text:style-name="T2"/></text:p>
      <text:p text:style-name="P6">SELECT COUNT(*) FROM category c,film_category fc,inventory i,rental r,staff s WHERE c.name='Sci-fi' AND c.category_id=fc.category_id AND fc.film_id=i.film_id AND i.inventory_id=r.inventory_id AND r.staff_id=s.staff_id AND s.first_name='Jon' AND s.last_name='Stephens';</text:p>
      <text:p text:style-name="P6"><text:span text:style-name="T2"/></text:p>
      <text:p text:style-name="P7">Query 3</text:p>
      <text:p text:style-name="P8">select sum(p.amount) from payment p where p.customer_id in </text:p>
      <text:p text:style-name="P8">(select r.customer_id from customer c,category ca,</text:p>
      <text:p text:style-name="P8">film_category fc,rental r,inventory i where ca.name='Animation' and ca.category_id=fc.category_id and fc.film_id = i.film_id and i.inventory_id=r.inventory_id );</text:p>
      <text:p text:style-name="P8"/>
      <text:p text:style-name="P9">Query 4</text:p>
      <text:p text:style-name="P9"/>
      <text:p text:style-name="P9">SELECT fl.category FROM film_list fl WHERE fl.FID IN (SELECT i.film_id FROM rental r,customer_list cl,inventory i where cl.name='PATRICIA JOHNSON' AND</text:p>
      <text:p text:style-name="P9">cl.ID = r.customer_id AND r.inventory_id = i.inventory_id)GROUP BY fl.category</text:p>
      <text:p text:style-name="P9">ORDER BY count(all fl.category) desc, fl.category limit 3;</text:p>
      <text:p text:style-name="P9"/>
      <text:p text:style-name="P9"/>
      <text:p text:style-name="P10">Query 5</text:p>
      <text:p text:style-name="P10"><text:span text:style-name="T3">s</text:span>elect count(*) from rental r,inventory i,film f where r.customer_id in</text:p>
      <text:p text:style-name="P10">(select c.customer_id from customer c where c.first_name='SUSAN' and c.last_name='WILSON')</text:p>
      <text:p text:style-name="P10"><text:s/>and r.inventory_id=i.inventory_id and f.film_id = i.film_id and f.rating='R';</text:p>
      <text:p text:style-name="P9"/>
      <text:p text:style-name="P9"/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5:39:08.204500852</meta:creation-date>
    <dc:date>2021-07-15T21:12:53.120036307</dc:date>
    <meta:editing-duration>PT22M44S</meta:editing-duration>
    <meta:editing-cycles>1</meta:editing-cycles>
    <meta:document-statistic meta:table-count="0" meta:image-count="0" meta:object-count="0" meta:page-count="1" meta:paragraph-count="16" meta:word-count="147" meta:character-count="1317" meta:non-whitespace-character-count="1183"/>
    <meta:generator>LibreOffice/6.4.7.2$Linux_X86_64 LibreOffice_project/40$Build-2</meta:generator>
  </office:meta>
</office:document-meta>
</file>